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4" calcext:value-type="float">
            <text:p>874</text:p>
          </table:table-cell>
          <table:table-cell table:style-name="ce7" table:formula="of:=COUNTIF([.B7:.B999];&quot;X&quot;)" office:value-type="float" office:value="748" calcext:value-type="float">
            <text:p>74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9" calcext:value-type="float">
            <text:p>9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3" table:number-rows-repeated="8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21:08:53.4183249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4T21:11:08.500760242</dc:date>
    <meta:editing-duration>P1DT5M57S</meta:editing-duration>
    <meta:editing-cycles>869</meta:editing-cycles>
    <meta:document-statistic meta:table-count="1" meta:cell-count="5262" meta:object-count="0"/>
  </office:meta>
</office:document-meta>
</file>